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face style:name="Aptos Display" svg:font-family="'Aptos Display'" style:font-family-generic="roman"/>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style:page-number="auto" fo:break-before="page"/>
      <style:text-properties fo:language="en" fo:country="US"/>
    </style:style>
    <style:style style:name="P2" style:family="paragraph" style:parent-style-name="Normal">
      <style:text-properties fo:language="en" fo:country="US"/>
    </style:style>
    <style:style style:name="T1" style:family="text">
      <style:text-properties officeooo:rsid="0013ea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Soft Rain team</text:p>
      <text:p text:style-name="P2">I am a student in <text:span text:style-name="T1">the </text:span>3rd year of a Bachelor of Graphic Design, qualifying in technical art, and I am currently looking for a 3 months internship between February and April in order to graduate. I am French living in Belgium, from the Haute Ecole Albert Jacquard superior school, and I came across your games and your studio.</text:p>
      <text:p text:style-name="P2">I really love to work on visuals, from the “black magic” technical art perspective, and put my hands in the engine with a bit of scripting to implement my VFX myself, but first I like to analyze and put together the pieces neatly so I am sure I don’t forget the art direction I am aiming for. I know how important it is to import and integrate asset all together so when I work on project with other people, I make sure to give them proper documentation and tooling, whether it is videos or PDFs, so my artists teammates have the full autonomy to use the engine themselves without being burdened by a lot of difficult information and have more time and mind to focus on their own skills. On the other hand, I always keep an eye on performances and like to think of more optimized options, and I can support the gameplay programmers when they need help. I also have experience with a variety of software like Houdini, Substance Designer, DAWs like Cubase and Reaper, and love to warp my mind around procedural generation. My previous internship with the indie studio Santa Ragione gave me great hindsight of a production for a released game, and the one I had with CapGame helped me understand the importance of accessibility and how we can achieve it.</text:p>
      <text:p text:style-name="Normal">Through Bluesky I came across the trailer of Ambrosia Sky from your studio and decided to spontaneously apply after playing the demo. I am very in fond of action adventure games, and I was really drawn by the colorful art direction. After digging the devlogs, I really appreciated how you approach the grief theme and how, as a society, we consider the people who take care of our deceased loved ones. Your technical director, Jules Glegg, made a great impression at Equinox and I was truly impressed by how she could find creative solutions, especially optimizing the lightning in unreal through the Houdini tool she developed for the fungus. I was also very excited to learn about the space colonization algorithm and it is a chance for the gaming industry to have people like her giving detailed talks on their work.</text:p>
      <text:p text:style-name="P2"><text:a xlink:type="simple" xlink:href="https://linktr.ee/satanais" text:style-name="Internet_20_link" text:visited-style-name="Visited_20_Internet_20_Link">I give you here the link</text:a> <text:span text:style-name="T1">to</text:span> my portfolio, and a copy of my resume enclosed <text:span text:style-name="T1">here. Y</text:span>ou’ll find there the detailed information of my education and skills if you think my profile can be a fit for a 3 months internship.<text:line-break/>I would like to thank you in advance for your consideration,</text:p>
      <text:p text:style-name="P2">Anaïs Tixier Mahmoudi, student technical artist.</text:p>
      <text:p text:style-name="P2"/>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face style:name="Aptos Display" svg:font-family="'Aptos Display'" style:font-family-generic="roman"/>
    <style:font-face style:name="Times New Roman" svg:font-family="'Times New Roman'"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Titre_20_2" style:display-name="Titre 2" style:family="paragraph" style:parent-style-name="Normal" style:next-style-name="Normal" style:default-outline-level="2">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itre_20_3" style:display-name="Titre 3" style:family="paragraph" style:parent-style-name="Normal" style:next-style-name="Normal" style:default-outline-level="3">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Titre_20_4" style:display-name="Titre 4" style:family="paragraph" style:parent-style-name="Normal" style:next-style-name="Normal" style:default-outline-level="4">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re_20_5" style:display-name="Titre 5" style:family="paragraph" style:parent-style-name="Normal" style:next-style-name="Normal" style:default-outline-level="5">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6" style:display-name="Titre 6" style:family="paragraph" style:parent-style-name="Normal" style:next-style-name="Normal" style:default-outline-level="6">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re_20_7" style:display-name="Titre 7" style:family="paragraph" style:parent-style-name="Normal" style:next-style-name="Normal" style:default-outline-level="7">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8" style:display-name="Titre 8" style:family="paragraph" style:parent-style-name="Normal" style:next-style-name="Normal" style:default-outline-level="8">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re_20_9" style:display-name="Titre 9" style:family="paragraph" style:parent-style-name="Normal" style:next-style-name="Normal" style:default-outline-level="9">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 style:family="paragraph" style:parent-style-name="Normal" style:next-style-name="Normal">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roman"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ous-titre" style:family="paragraph" style:parent-style-name="Normal" style:next-style-name="Normal">
      <style:paragraph-properties fo:hyphenation-ladder-count="no-limit" fo:hyphenation-keep="auto" loext:hyphenation-keep-type="column"/>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roman"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roman"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Aptos Display" fo:font-family="'Aptos Display'" style:font-family-generic="roman"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
    <dc:description/>
    <dc:subject/>
    <meta:initial-creator>Anaïs Tixier Mahmoudi</meta:initial-creator>
    <meta:creation-date>2025-11-08T14:24:00Z</meta:creation-date>
    <dc:date>2025-11-11T11:40:23.945352800</dc:date>
    <meta:editing-cycles>2</meta:editing-cycles>
    <meta:editing-duration>PT11M42S</meta:editing-duration>
    <meta:document-statistic meta:table-count="0" meta:image-count="0" meta:object-count="0" meta:page-count="1" meta:paragraph-count="6" meta:word-count="489" meta:character-count="2737" meta:non-whitespace-character-count="2254"/>
    <meta:template xlink:type="simple" xlink:actuate="onRequest" xlink:title="" xlink:href="Normal.dotm"/>
  </office:meta>
</office:document-meta>
</file>